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64pt" fo:font-style="italic" fo:font-weight="bold" style:font-size-asian="64pt" style:font-style-asian="italic" style:font-weight-asian="bold" style:font-size-complex="64pt" style:font-style-complex="italic" style:font-weight-complex="bold"/>
    </style:style>
    <style:style style:name="T1" style:family="text">
      <style:text-properties fo:color="#b800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µ<text:span text:style-name="T1">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Powell</meta:initial-creator>
    <meta:creation-date>2015-09-22T09:16:53.52</meta:creation-date>
    <dc:date>2015-09-22T09:23:53.68</dc:date>
    <dc:creator>Michael Powell</dc:creator>
    <meta:editing-duration>PT6M59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1" meta:paragraph-count="1" meta:word-count="2" meta:character-count="2"/>
  </office:meta>
</office:document-meta>
</file>